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08</text:p>
      <text:p text:style-name="Standard"/>
      <text:p text:style-name="Standard">03/31/17</text:p>
      <text:p text:style-name="Standard"/>
      <text:p text:style-name="P1">The Temple of Asclepius</text:p>
      <text:p text:style-name="P1">- A 3D Model -</text:p>
      <text:p text:style-name="P1"/>
      <text:p text:style-name="P2"/>
      <text:p text:style-name="P3"><text:tab/>When constructing the 3D model of the Temple of Asclepius, there were many challenges that arose. <text:s/>Reconstructing a cite like this is one that is of great difficulty in itself as there is not many records of how this sanctuary site looked in the hight of it's time. <text:s/>With this in mind, only then can one attempt to create a rendition of this temple. <text:s/>During the course of the paper I will discuss the challenges I surpassed in order to complete my own rendition of this sanctuary for healing. <text:s/>These challenges include limited knowledge of the site original look, the move from Roman architecture to a mix of Greek, and the challenges of constructing the model itself. <text:s/></text:p>
      <text:p text:style-name="P3"><text:tab/>The issues began when I was building this 3D model, in every other instance I had used the program Blender, I was focusing on the Arena of Capua, or a Pyramid and even a rendition of Base 211. <text:s/>With this practice I went into the construction of the temple with limited background on the Greek style temples. <text:s/>The skills would soon adapt to the task yet the transition between the previous projects and the Temple of Asclepius would be one that would require a great deal of practicing on my end. <text:s/>Right at the start of the construction I had to spend an entire period of time reformatting the size of the structure. <text:s/>The issue with this was one that I met with almost immediately, When building the temple, the assignment was to make it as accurate to the plans as possible, and these plans had dimensions as well that allowed me to complete this later. <text:s/>However I began by not paying much attention to the amount of bricks from ground to roof and this is a key factor in the way this temple was constructed. <text:s/>This was an issue that I was able to remedy in a short amount of time yet it was a trial that I faced and completed early on in the stages of construction. <text:s/>When at the beginning one also makes bolder <text:soft-page-break/>aspirations and this project was no different for me as a had hopes of completing the complex, it would have been too much at this time, one day I will have the ability and the computer processor to make that happen. <text:s/>Reformatting the temple was a difficult and time consuming part of the project however when I was finished with that step, it made the project look much more accurate to the plans that we were given. <text:s/>The Columns gave me a few issues, I had to change them up a few times since their size and shape were not right on multiple occasions. <text:s/>One issue the columns had been giving me was that they had trouble getting the frilled look that I had always been able to get, it seems that Blender no longer works in the manner it once did. <text:s/>Besides the resizing of the columns, the rest of the temple was an easy build with the help of Dr. Tanasi's explanation on Modifiers. <text:s/>When moving on the roof of the temple, this was a part that I had been wanting to avoid for the longest time, since I knew it was going to be hard. <text:s/>The roof of the temple had me looking for downloads for Blender 2.78 just so I would have the use of Archimesh, a add-on that builds remedial items for you in the program like Columns, stairs and even roof tiles. <text:s/>These tiles combined with some that I made and I was able to get the roof completed in a reasonable amount of time, time enough to create finishing touches with the right Terracotta color and right size arching over the sides. <text:s/>The back ramp of the temple was one item that gave me fits throughout the entire process of building the temple, no matter how I seemed to do it the ramp was always too long, and this was a recurring problem until I was finally able to correct the issue with assistance from Dr. Tanasi. <text:s/>The ramp was eventually fixed and proportioned perfectly to the plans, moving to the issue of the color of the walls of the temple. <text:s/>The Temple itself did not survive into the modern world and therefore speculation is the the best option. <text:s/>In this case I made the decision to have the walls of the temple resemble the white stucco pattern and color to give it the look of a regal temple site. <text:s/>While the true color of the outside walls is up for debate, for the purposes of this model I decided to select one side of the argument and went with the stucco finish. <text:s/>I was able to give the temple interior two staircases that are supposed to lead up the balcony of the temple, and a Greek style ceiling as well, giving the temple an authentic look to it. <text:s/>I did not place a statue of the god in the <text:soft-page-break/>temple because I am not sure if there was a statue present and therefore I did not want to place something that was not meant to be at that location. <text:s/>The next big thing I did to spice up the model was the addition of the blades of grass onto the ground. <text:s/>This part of thew project took a great deal of time since I had to wrap the textures around small objects in order to give them the look of grass blades. <text:s/>A use of the particle generator and this allowed me to give my temple a meadow of grass around the structure itself. <text:s text:c="2"/>After that addition the temple was finished and ready for the final project, yet there was much to look back and draw upon from the learning experience as a whole. <text:s/></text:p>
      <text:p text:style-name="P3"><text:tab/>The project allowed me to travel outside my comfort zone without having the assignment be too much for me to handle. <text:s/>The project was by no means easy, there were many times I got incredibly frustrated with the program Blender and it caused me to have second thoughts about a great deal of the things a added to the temple. <text:s/>This project was one that I may not have picked out of a list but I am glad I did it, I now have a better grasp on sites that were shrouded in mystery as well as experience in constructing a Greek style templ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22:41:29</meta:creation-date>
    <dc:date>2017-03-31T08:06:43</dc:date>
    <meta:editing-duration>PT9H5M4S</meta:editing-duration>
    <meta:editing-cycles>3</meta:editing-cycles>
    <meta:generator>OpenOffice.org/3.4.1$Unix OpenOffice.org_project/341m1$Build-9593</meta:generator>
    <meta:document-statistic meta:table-count="0" meta:image-count="0" meta:object-count="0" meta:page-count="3" meta:paragraph-count="9" meta:word-count="1086" meta:character-count="5747"/>
  </office:meta>
</office:document-meta>
</file>